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0c99c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0.5pt" fo:letter-spacing="normal" fo:font-style="normal" fo:font-weight="normal" officeooo:rsid="0011144d" officeooo:paragraph-rsid="00105aeb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ato Medium" fo:font-size="12pt" fo:font-weight="normal" officeooo:rsid="000a3f84" officeooo:paragraph-rsid="000c99c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ato Medium" officeooo:rsid="000a3f84" officeooo:paragraph-rsid="000c99c7"/>
    </style:style>
    <style:style style:name="P5" style:family="paragraph" style:parent-style-name="Standard">
      <style:paragraph-properties fo:line-height="150%" fo:text-align="start" style:justify-single-word="false"/>
      <style:text-properties style:font-name="Lato Medium" fo:font-weight="normal" officeooo:rsid="000a3f84" officeooo:paragraph-rsid="000c99c7" style:font-weight-asian="normal" style:font-weight-complex="normal"/>
    </style:style>
    <style:style style:name="T1" style:family="text">
      <style:text-properties style:font-name="source-code-pro" fo:font-size="10.5pt" officeooo:rsid="0010ab4f"/>
    </style:style>
    <style:style style:name="T2" style:family="text">
      <style:text-properties style:font-name="source-code-pro" fo:font-size="10.5pt" officeooo:rsid="0016a358"/>
    </style:style>
    <style:style style:name="T3" style:family="text">
      <style:text-properties style:font-name="source-code-pro" fo:font-size="10.5pt" officeooo:rsid="00279288"/>
    </style:style>
    <style:style style:name="T4" style:family="text">
      <style:text-properties style:font-name="source-code-pro" fo:font-size="10.5pt" officeooo:rsid="000feeba"/>
    </style:style>
    <style:style style:name="T5" style:family="text">
      <style:text-properties style:font-name="source-code-pro" fo:font-size="10.5pt" officeooo:rsid="0017cba3"/>
    </style:style>
    <style:style style:name="T6" style:family="text">
      <style:text-properties style:font-name="source-code-pro" fo:font-size="10.5pt" officeooo:rsid="0020c129"/>
    </style:style>
    <style:style style:name="T7" style:family="text">
      <style:text-properties style:font-name="source-code-pro" fo:font-size="10.5pt" officeooo:rsid="00179352"/>
    </style:style>
    <style:style style:name="T8" style:family="text">
      <style:text-properties style:font-name="source-code-pro" fo:font-size="10.5pt" officeooo:rsid="000f4047"/>
    </style:style>
    <style:style style:name="T9" style:family="text">
      <style:text-properties style:font-name="source-code-pro" officeooo:rsid="0016a358"/>
    </style:style>
    <style:style style:name="T10" style:family="text">
      <style:text-properties style:font-name="source-code-pro" fo:font-size="12pt" officeooo:rsid="0016a358"/>
    </style:style>
    <style:style style:name="T11" style:family="text">
      <style:text-properties style:font-name="source-code-pro" officeooo:rsid="0010ab4f"/>
    </style:style>
    <style:style style:name="T12" style:family="text">
      <style:text-properties style:font-name="source-code-pro" officeooo:rsid="00279288"/>
    </style:style>
    <style:style style:name="T13" style:family="text">
      <style:text-properties style:font-name="source-code-pro" officeooo:rsid="001a6693"/>
    </style:style>
    <style:style style:name="T14" style:family="text">
      <style:text-properties style:font-name="source-code-pro" officeooo:rsid="0027522c"/>
    </style:style>
    <style:style style:name="T15" style:family="text">
      <style:text-properties style:font-name="source-code-pro" officeooo:rsid="0028f462"/>
    </style:style>
    <style:style style:name="T16" style:family="text">
      <style:text-properties style:font-name="source-code-pro" officeooo:rsid="00105aeb"/>
    </style:style>
    <style:style style:name="T17" style:family="text">
      <style:text-properties style:font-name="source-code-pro" officeooo:rsid="001225d3"/>
    </style:style>
    <style:style style:name="T18" style:family="text">
      <style:text-properties style:font-name="source-code-pro" officeooo:rsid="001312dd"/>
    </style:style>
    <style:style style:name="T19" style:family="text">
      <style:text-properties fo:font-variant="normal" fo:text-transform="none" fo:color="#5c2699" loext:opacity="100%" style:font-name="source-code-pro" fo:font-size="10.5pt" fo:letter-spacing="normal" fo:font-style="normal" officeooo:rsid="000bc371"/>
    </style:style>
    <style:style style:name="T20" style:family="text">
      <style:text-properties fo:font-variant="normal" fo:text-transform="none" fo:color="#242424" loext:opacity="100%" style:font-name="source-code-pro" fo:font-size="10.5pt" fo:letter-spacing="normal" fo:font-style="normal"/>
    </style:style>
    <style:style style:name="T21" style:family="text">
      <style:text-properties fo:font-variant="normal" fo:text-transform="none" fo:color="#242424" loext:opacity="100%" style:font-name="source-code-pro" fo:font-size="10.5pt" fo:letter-spacing="normal" fo:font-style="normal" officeooo:rsid="000bc371"/>
    </style:style>
    <style:style style:name="T22" style:family="text">
      <style:text-properties fo:font-variant="normal" fo:text-transform="none" fo:color="#242424" loext:opacity="100%" style:font-name="source-code-pro" fo:font-size="10.5pt" fo:letter-spacing="normal" fo:font-style="normal" officeooo:rsid="000f4b47"/>
    </style:style>
    <style:style style:name="T23" style:family="text">
      <style:text-properties fo:font-variant="normal" fo:text-transform="none" fo:color="#242424" loext:opacity="100%" style:font-name="source-code-pro" fo:font-size="10.5pt" fo:letter-spacing="normal" fo:font-style="normal" officeooo:rsid="0016a358"/>
    </style:style>
    <style:style style:name="T24" style:family="text">
      <style:text-properties fo:font-variant="normal" fo:text-transform="none" fo:color="#242424" loext:opacity="100%" style:font-name="source-code-pro" fo:font-size="10.5pt" fo:letter-spacing="normal" fo:font-style="normal" officeooo:rsid="001fb6b8"/>
    </style:style>
    <style:style style:name="T25" style:family="text">
      <style:text-properties fo:font-variant="normal" fo:text-transform="none" fo:color="#242424" loext:opacity="100%" style:font-name="source-code-pro" fo:font-size="10.5pt" fo:letter-spacing="normal" fo:font-style="normal" fo:font-weight="normal"/>
    </style:style>
    <style:style style:name="T26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1497"/>
    </style:style>
    <style:style style:name="T27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79ff0"/>
    </style:style>
    <style:style style:name="T28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6a358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eeba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0c129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6a358"/>
    </style:style>
    <style:style style:name="T32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05aeb"/>
    </style:style>
    <style:style style:name="T33" style:family="text">
      <style:text-properties fo:font-variant="normal" fo:text-transform="none" fo:color="#242424" loext:opacity="100%" style:font-name="source-code-pro" fo:font-size="10.5pt" fo:letter-spacing="normal" fo:font-style="normal" officeooo:rsid="0016a358" style:font-size-asian="12pt" style:font-size-complex="12pt"/>
    </style:style>
    <style:style style:name="T34" style:family="text">
      <style:text-properties fo:font-variant="normal" fo:text-transform="none" fo:color="#242424" loext:opacity="100%" style:font-name="source-code-pro" fo:font-size="10.5pt" fo:letter-spacing="normal" fo:font-style="normal" officeooo:rsid="00279288" style:font-size-asian="12pt" style:font-size-complex="12pt"/>
    </style:style>
    <style:style style:name="T35" style:family="text">
      <style:text-properties fo:font-variant="normal" fo:text-transform="none" fo:color="#242424" loext:opacity="100%" style:font-name="source-code-pro" fo:font-size="10.5pt" fo:letter-spacing="normal" fo:font-style="normal" officeooo:rsid="001fb6b8" style:font-size-asian="12pt" style:font-size-complex="12pt"/>
    </style:style>
    <style:style style:name="T36" style:family="text">
      <style:text-properties fo:font-variant="normal" fo:text-transform="none" fo:color="#242424" loext:opacity="100%" style:font-name="source-code-pro" fo:font-size="10.5pt" fo:letter-spacing="normal" fo:font-style="normal" officeooo:rsid="0020c129" style:font-size-asian="12pt" style:font-size-complex="12pt"/>
    </style:style>
    <style:style style:name="T37" style:family="text">
      <style:text-properties fo:font-variant="normal" fo:text-transform="none" fo:color="#242424" loext:opacity="100%" style:font-name="source-code-pro" fo:font-size="10.5pt" fo:letter-spacing="normal" fo:font-style="normal" officeooo:rsid="0018cafd"/>
    </style:style>
    <style:style style:name="T38" style:family="text">
      <style:text-properties fo:font-variant="normal" fo:text-transform="none" fo:color="#242424" loext:opacity="100%" style:font-name="source-code-pro" fo:font-size="10.5pt" fo:letter-spacing="normal" fo:font-style="normal" officeooo:rsid="001e1c5c"/>
    </style:style>
    <style:style style:name="T39" style:family="text">
      <style:text-properties fo:font-variant="normal" fo:text-transform="none" fo:color="#242424" loext:opacity="100%" style:font-name="source-code-pro" fo:font-size="10.5pt" fo:letter-spacing="normal" fo:font-style="normal" officeooo:rsid="000c99c7"/>
    </style:style>
    <style:style style:name="T40" style:family="text">
      <style:text-properties fo:font-variant="normal" fo:text-transform="none" fo:color="#242424" loext:opacity="100%" fo:font-size="12pt" fo:letter-spacing="normal" fo:font-style="normal" officeooo:rsid="000dcac6" style:font-size-asian="12pt" style:font-size-complex="12pt"/>
    </style:style>
    <style:style style:name="T41" style:family="text">
      <style:text-properties fo:font-variant="normal" fo:text-transform="none" fo:color="#242424" loext:opacity="100%" fo:font-size="12pt" fo:letter-spacing="normal" fo:font-style="normal" officeooo:rsid="0016a358" style:font-size-asian="12pt" style:font-size-complex="12pt"/>
    </style:style>
    <style:style style:name="T42" style:family="text">
      <style:text-properties fo:font-variant="normal" fo:text-transform="none" fo:color="#242424" loext:opacity="100%" fo:font-size="12pt" fo:letter-spacing="normal" fo:font-style="normal" officeooo:rsid="000feeba" style:font-size-asian="12pt" style:font-size-complex="12pt"/>
    </style:style>
    <style:style style:name="T43" style:family="text">
      <style:text-properties fo:font-variant="normal" fo:text-transform="none" fo:color="#242424" loext:opacity="100%" fo:font-size="12pt" fo:letter-spacing="normal" fo:font-style="normal" officeooo:rsid="000c99c7" style:font-size-asian="12pt" style:font-size-complex="12pt"/>
    </style:style>
    <style:style style:name="T44" style:family="text">
      <style:text-properties fo:font-variant="normal" fo:text-transform="none" fo:color="#242424" loext:opacity="100%" fo:font-size="12pt" fo:letter-spacing="normal" fo:font-style="normal" officeooo:rsid="00105aeb" style:font-size-asian="12pt" style:font-size-complex="12pt"/>
    </style:style>
    <style:style style:name="T45" style:family="text">
      <style:text-properties officeooo:rsid="000dcac6"/>
    </style:style>
    <style:style style:name="T46" style:family="text">
      <style:text-properties officeooo:rsid="0017cba3"/>
    </style:style>
    <style:style style:name="T47" style:family="text">
      <style:text-properties officeooo:rsid="002028a0"/>
    </style:style>
    <style:style style:name="T48" style:family="text">
      <style:text-properties officeooo:rsid="000fdb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9">export</text:span><text:span text:style-name="T21"> </text:span><text:span text:style-name="T22">WANDB_PROJECT=</text:span><text:span text:style-name="T23">mixed_sequentially_model_</text:span><text:span text:style-name="T24">5_Cards</text:span></text:p>
      <text:p text:style-name="P4"><text:tab/><text:span text:style-name="T25">python3 </text:span><text:span text:style-name="T26">q</text:span><text:span text:style-name="T25">lora.py \</text:span><text:line-break/><text:tab/><text:span text:style-name="T25">--model_name_or_path ./</text:span><text:span text:style-name="T27">m</text:span><text:span text:style-name="T32">erged</text:span><text:span text:style-name="T27">_</text:span><text:span text:style-name="T25">models/</text:span><text:span text:style-name="T32">mixed_sequentially_models/</text:span><text:span text:style-name="T28">mixed_sequentially_model_</text:span><text:span text:style-name="T29">4_Offsides</text:span><text:span text:style-name="T30"> </text:span><text:span text:style-name="T31"><text:s/></text:span>\</text:p>
      <text:p text:style-name="P5"><text:span text:style-name="T20"><text:tab/>--output_dir ./output/</text:span><text:span text:style-name="T33">mixed_sequentially_models</text:span><text:span text:style-name="T34">/</text:span><text:span text:style-name="T33">mixed_sequentially_model_</text:span><text:span text:style-name="T35">5_Cards</text:span><text:span text:style-name="T36"> </text:span><text:span text:style-name="T20">\</text:span><text:line-break/><text:tab/><text:span text:style-name="T20">--logging_steps 10 \</text:span><text:line-break/><text:tab/><text:span text:style-name="T20">--save_strategy steps \</text:span><text:line-break/><text:tab/><text:span text:style-name="T20">--data_seed 42 \</text:span><text:line-break/><text:tab/><text:span text:style-name="T20">--save_steps 500 \</text:span><text:line-break/><text:tab/><text:span text:style-name="T20">--save_total_limit </text:span><text:span text:style-name="T22">2</text:span><text:span text:style-name="T20">0 \</text:span><text:line-break/><text:tab/><text:span text:style-name="T20">--evaluation_strategy steps \</text:span><text:line-break/><text:tab/><text:span text:style-name="T20">--eval_dataset_size </text:span><text:span text:style-name="T39">18000</text:span><text:span text:style-name="T20">\</text:span><text:line-break/><text:tab/><text:span text:style-name="T20">--per_device_eval_batch_size 16 \</text:span><text:line-break/><text:tab/><text:span text:style-name="T20">--max_new_tokens 32 \</text:span><text:line-break/><text:tab/><text:span text:style-name="T20">--dataloader_num_workers 3 \</text:span><text:line-break/><text:tab/><text:span text:style-name="T20">--group_by_length \</text:span><text:line-break/><text:tab/><text:span text:style-name="T20">--logging_strategy steps \</text:span><text:line-break/><text:tab/><text:span text:style-name="T20">--remove_unused_columns False \</text:span><text:line-break/><text:tab/><text:span text:style-name="T20">--do_train </text:span><text:span text:style-name="T22">True</text:span><text:span text:style-name="T20">\</text:span><text:line-break/><text:tab/><text:span text:style-name="T20">--do_eval </text:span><text:span text:style-name="T22">True</text:span><text:span text:style-name="T20">\</text:span><text:line-break/><text:tab/><text:span text:style-name="T20">--do_mmlu_eval False \</text:span><text:line-break/><text:tab/><text:span text:style-name="T20">--lora_r 64 \</text:span><text:line-break/><text:tab/><text:span text:style-name="T20">--lora_alpha 16 \</text:span><text:line-break/><text:tab/><text:span text:style-name="T20">--lora_modules all \</text:span><text:line-break/><text:tab/><text:span text:style-name="T20">--double_quant \</text:span><text:line-break/><text:tab/><text:span text:style-name="T20">--quant_type nf4 </text:span><text:span text:style-name="T37">True </text:span><text:span text:style-name="T20">\</text:span><text:line-break/><text:tab/><text:span text:style-name="T20">--bf16 \</text:span><text:line-break/><text:tab/><text:span text:style-name="T20">--bits 4 \</text:span><text:line-break/><text:tab/><text:span text:style-name="T20">--warmup_ratio 0.03 \</text:span><text:line-break/><text:tab/><text:span text:style-name="T20">--lr_scheduler_type constant \</text:span><text:line-break/><text:tab/><text:span text:style-name="T20">--gradient_checkpointing \</text:span><text:line-break/><text:tab/><text:span text:style-name="T20">--dataset data/</text:span><text:span text:style-name="T23">mixed_sequentially_model_datasets</text:span><text:span text:style-name="T40">/</text:span><text:span text:style-name="T41">training_datasets/mixed_sequentially_</text:span><text:span text:style-name="T42">5_</text:span><text:span text:style-name="T43">c</text:span><text:span text:style-name="T42">ards.</text:span><text:span text:style-name="T44">jso</text:span><text:soft-page-break/><text:span text:style-name="T44">nl</text:span><text:span text:style-name="T38">\</text:span><text:line-break/><text:tab/><text:span text:style-name="T20">--dataset_format oasst1 \</text:span><text:line-break/><text:tab/><text:span text:style-name="T20">--source_max_len 16 \</text:span><text:line-break/><text:tab/><text:span text:style-name="T20">--target_max_len 512 \</text:span><text:line-break/><text:tab/><text:span text:style-name="T20">--per_device_train_batch_size 16 \</text:span><text:line-break/><text:tab/><text:span text:style-name="T20">--gradient_accumulation_steps 1 \</text:span><text:line-break/><text:tab/><text:span text:style-name="T20">--max_steps </text:span><text:span text:style-name="T39">4500</text:span><text:span text:style-name="T20">\</text:span><text:line-break/><text:tab/><text:span text:style-name="T20">--eval_steps </text:span><text:span text:style-name="T39">450</text:span><text:span text:style-name="T37"> </text:span><text:span text:style-name="T20">\</text:span><text:line-break/><text:tab/><text:span text:style-name="T20">--learning_rate 0.0002 \</text:span><text:line-break/><text:tab/><text:span text:style-name="T20">--adam_beta2 0.999 \</text:span><text:line-break/><text:tab/><text:span text:style-name="T20">--max_grad_norm 0.3 \</text:span><text:line-break/><text:tab/><text:span text:style-name="T20">--lora_dropout 0.1 \</text:span><text:line-break/><text:tab/><text:span text:style-name="T20">--weight_decay 0.0 \</text:span><text:line-break/><text:tab/><text:span text:style-name="T20">--seed 0 \</text:span><text:line-break/><text:tab/><text:span text:style-name="T20">--report_to wandb</text:span></text:p>
      <text:p text:style-name="P5"><text:span text:style-name="T20"/></text:p>
      <text:p text:style-name="P1">python3 merge_peft_adapters.py <text:span text:style-name="T45">\</text:span></text:p>
      <text:p text:style-name="P1">--device cpu <text:span text:style-name="T45">\</text:span></text:p>
      <text:p text:style-name="P1">--base_model_name_or_path ./<text:span text:style-name="T1">merged_models/</text:span><text:span text:style-name="T2">mixed_sequentially_models</text:span><text:span text:style-name="T3">/</text:span><text:span text:style-name="T2">mixed_sequentially_model_</text:span><text:span text:style-name="T4">4_Offsides </text:span><text:span text:style-name="T8">\</text:span></text:p>
      <text:p text:style-name="P1">--peft_model_path ./output/<text:span text:style-name="T5">mixed_sequentially_models</text:span>/<text:span text:style-name="T46">mixed_sequentially_</text:span><text:span text:style-name="T47">5_Cards</text:span><text:span text:style-name="T46"> /</text:span>checkpoint-<text:span text:style-name="T48">9000</text:span>/adapter_model<text:span text:style-name="T6"> </text:span><text:span text:style-name="T7">\</text:span></text:p>
      <text:p text:style-name="P1"><text:span text:style-name="T1">--output_dir ./merged_models/</text:span><text:span text:style-name="T2">mixed_sequentially_models</text:span><text:span text:style-name="T3">/</text:span><text:span text:style-name="T2">mixed_sequentially_model_</text:span><text:span text:style-name="T4">5_Cards</text:span></text:p>
      <text:p text:style-name="P1"><text:span text:style-name="T4"/></text:p>
      <text:p text:style-name="P2"><text:span text:style-name="T9">python3 merge_peft_adapters.py --device cpu --base_model_name_or_path .</text:span><text:span text:style-name="T10">/</text:span><text:span text:style-name="T11">merged_models/</text:span><text:span text:style-name="T9">mixed_sequentially_models</text:span><text:span text:style-name="T12">/</text:span><text:span text:style-name="T9">mixed_sequentially_model_</text:span><text:span text:style-name="T16">4</text:span><text:span text:style-name="T9">_</text:span><text:span text:style-name="T16">Offside</text:span><text:span text:style-name="T9">s --peft_model_path ./output/</text:span><text:span text:style-name="T13">mixed_sequentially</text:span><text:span text:style-name="T9">_models/</text:span><text:span text:style-name="T13">mixed_sequentially</text:span><text:span text:style-name="T9">_model_</text:span><text:span text:style-name="T16">5</text:span><text:span text:style-name="T9">_</text:span><text:span text:style-name="T16">Cards</text:span><text:span text:style-name="T9">/checkpoint-</text:span><text:span text:style-name="T18">45</text:span><text:span text:style-name="T13">00</text:span><text:span text:style-name="T9">/adapter_model --output_dir ./merged_models/</text:span><text:span text:style-name="T13">mixed_sequentially_models/mixed_sequentially</text:span><text:span text:style-name="T15">_model_</text:span><text:span text:style-name="T16">5</text:span><text:span text:style-name="T15">_</text:span><text:span text:style-name="T16">Card</text:span><text:span text:style-name="T15">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21:50:24.923091593</meta:creation-date>
    <meta:generator>LibreOffice/7.6.2.1$Linux_X86_64 LibreOffice_project/9d0b4c0791fc17bc4181a67fd90c5aaed576d1c0</meta:generator>
    <dc:date>2023-11-02T14:15:42.255209223</dc:date>
    <meta:editing-duration>PT5H32M52S</meta:editing-duration>
    <meta:editing-cycles>5</meta:editing-cycles>
    <meta:document-statistic meta:table-count="0" meta:image-count="0" meta:object-count="0" meta:page-count="2" meta:paragraph-count="9" meta:word-count="201" meta:character-count="1993" meta:non-whitespace-character-count="1807"/>
  </office:meta>
</office:document-meta>
</file>